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UD デジタル 教科書体 N-B" svg:font-family="'UD デジタル 教科書体 N-B'" style:font-family-generic="roman" style:font-pitch="variable"/>
    <style:font-face style:name="UD デジタル 教科書体 N-B1" svg:font-family="'UD デジタル 教科書体 N-B'" style:font-family-generic="roman" style:font-pitch="fixed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width="8.1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pr1" style:family="presentation" style:parent-style-name="Beehive-title">
      <style:graphic-properties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54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UD デジタル 教科書体 N-B1" fo:font-size="44pt" style:font-name-asian="UD デジタル 教科書体 N-B1" style:font-size-asian="44pt" style:font-size-complex="44pt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style:font-name="游明朝" fo:font-size="15pt" style:font-name-asian="游明朝" style:font-size-asian="15pt" style:font-size-complex="15pt"/>
    </style:style>
    <style:style style:name="P9" style:family="paragraph">
      <style:paragraph-properties fo:margin-left="0cm" fo:margin-right="0cm" fo:margin-top="0cm" fo:margin-bottom="0.374cm" fo:text-align="center" fo:text-indent="0cm"/>
    </style:style>
    <style:style style:name="P10" style:family="paragraph">
      <style:paragraph-properties style:writing-mode="lr-tb"/>
      <style:text-properties fo:font-size="36pt" style:font-size-asian="36pt" style:font-size-complex="36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.374cm" fo:text-align="center" fo:text-indent="0cm"/>
      <style:text-properties fo:font-size="40pt" style:font-size-asian="40pt" style:font-size-complex="40pt"/>
    </style:style>
    <style:style style:name="P14" style:family="paragraph">
      <style:paragraph-properties style:writing-mode="lr-tb"/>
      <style:text-properties fo:font-size="40pt" style:font-size-asian="40pt" style:font-size-complex="40pt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style:paragraph-properties style:writing-mode="lr-tb"/>
      <style:text-properties fo:font-size="15pt" style:font-size-asian="15pt" style:font-size-complex="15pt"/>
    </style:style>
    <style:style style:name="P17" style:family="paragraph">
      <style:paragraph-properties fo:margin-top="0cm" fo:margin-bottom="0.3cm"/>
      <style:text-properties fo:font-size="15pt" style:font-size-asian="15pt" style:font-size-complex="15pt"/>
    </style:style>
    <style:style style:name="P18" style:family="paragraph">
      <loext:graphic-properties draw:fill="none"/>
      <style:paragraph-properties fo:margin-top="0cm" fo:margin-bottom="0.3cm"/>
      <style:text-properties fo:font-size="15pt" style:font-size-asian="15pt" style:font-size-complex="15pt"/>
    </style:style>
    <style:style style:name="P19" style:family="paragraph">
      <style:paragraph-properties fo:text-align="center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loext:graphic-properties draw:fill-color="#ffffff"/>
    </style:style>
    <style:style style:name="T1" style:family="text">
      <style:text-properties style:font-name="UD デジタル 教科書体 N-B1" fo:font-size="44pt" style:font-name-asian="UD デジタル 教科書体 N-B1" style:font-size-asian="44pt" style:font-size-complex="44pt"/>
    </style:style>
    <style:style style:name="T2" style:family="text">
      <style:text-properties style:font-name="UD デジタル 教科書体 N-B1" fo:font-size="16pt" style:font-name-asian="UD デジタル 教科書体 N-B1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UD デジタル 教科書体 N-B1" fo:font-size="16pt" fo:font-style="normal" fo:text-shadow="none" style:text-underline-style="none" fo:font-weight="normal" style:letter-kerning="true" style:font-name-asian="UD デジタル 教科書体 N-B1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游明朝" fo:font-size="15pt" style:font-name-asian="游明朝" style:font-size-asian="15pt" style:font-size-complex="15pt"/>
    </style:style>
    <style:style style:name="T6" style:family="text">
      <style:text-properties style:font-name="游明朝" fo:font-size="36pt" style:font-name-asian="游明朝" style:font-size-asian="36pt" style:font-size-complex="3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游明朝" fo:font-size="40pt" style:font-name-asian="游明朝" style:font-size-asian="40pt" style:font-size-complex="40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2cm" svg:y="5.5cm" presentation:class="title" presentation:user-transformed="true">
          <draw:text-box>
            <text:p><text:span text:style-name="T1">図書管理システム</text:span></text:p>
          </draw:text-box>
        </draw:frame>
        <draw:frame presentation:style-name="pr2" draw:text-style-name="P4" draw:layer="layout" svg:width="6cm" svg:height="3.54cm" svg:x="20.5cm" svg:y="10cm" presentation:class="subtitle" presentation:user-transformed="true">
          <draw:text-box>
            <text:p text:style-name="P2"><text:span text:style-name="T2">メンバー <text:s text:c="3"/></text:span><text:span text:style-name="T3">一瀬 楓</text:span></text:p>
            <text:p text:style-name="P3"><text:span text:style-name="T2">大坂 真也</text:span></text:p>
            <text:p text:style-name="P3"><text:span text:style-name="T2">清田 真由</text:span></text:p>
            <text:p text:style-name="P3"><text:span text:style-name="T2">本間 瑠優</text:span></text:p>
            <text:p><text:span text:style-name="T4"/></text:p>
          </draw:text-box>
        </draw:frame>
        <draw:frame draw:style-name="gr1" draw:text-style-name="P5" draw:layer="layout" svg:width="8.69cm" svg:height="0.93cm" svg:x="9.789cm" svg:y="11.093cm">
          <draw:text-box>
            <text:p><text:page-number>&lt;番号&gt;</text:page-number></text:p>
          </draw:text-box>
        </draw:frame>
        <presentation:notes draw:style-name="dp2">
          <draw:page-thumbnail draw:style-name="gr2" draw:layer="layout" svg:width="15cm" svg:height="11cm" svg:x="3cm" svg:y="2.25cm" draw:page-number="1" presentation:class="page"/>
          <draw:frame presentation:style-name="pr3" draw:text-style-name="P6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7" draw:layer="layout" svg:width="25cm" svg:height="2.5cm" svg:x="1.5cm" svg:y="0.5cm" presentation:class="title" presentation:user-transformed="true">
          <draw:text-box>
            <text:p>目次</text:p>
          </draw:text-box>
        </draw:frame>
        <draw:frame presentation:style-name="pr5" draw:text-style-name="P8" draw:layer="layout" svg:width="18cm" svg:height="9cm" svg:x="6cm" svg:y="3.5cm" presentation:class="outline" presentation:user-transformed="true">
          <draw:text-box>
            <text:p><text:span text:style-name="T5"/></text:p>
            <text:p><text:span text:style-name="T5">1. </text:span><text:span text:style-name="T5">チームとしての目標</text:span></text:p>
            <text:p><text:span text:style-name="T5">2. </text:span><text:span text:style-name="T5">各個人の目標</text:span></text:p>
            <text:p><text:span text:style-name="T5">3. </text:span><text:span text:style-name="T5">作成物概要（ユースケース図や画面遷移図などを見せながら解説）</text:span></text:p>
            <text:p><text:span text:style-name="T5">4. </text:span><text:span text:style-name="T5">工夫した点</text:span></text:p>
            <text:p><text:span text:style-name="T5">5. </text:span><text:span text:style-name="T5">デモ</text:span></text:p>
            <text:p><text:span text:style-name="T5">6. </text:span><text:span text:style-name="T5">苦労した点</text:span></text:p>
            <text:p><text:span text:style-name="T5">7. </text:span><text:span text:style-name="T5">今後の課題</text:span></text:p>
            <text:p><text:span text:style-name="T5">8. </text:span><text:span text:style-name="T5">学んだ点、よくできた、成長した点。配属に向けての意気込み </text:span></text:p>
          </draw:text-box>
        </draw:frame>
        <presentation:notes draw:style-name="dp2">
          <draw:page-thumbnail draw:style-name="gr2" draw:layer="layout" svg:width="15cm" svg:height="11cm" svg:x="3cm" svg:y="2.25cm" draw:page-number="2" presentation:class="page"/>
          <draw:frame presentation:style-name="pr6" draw:text-style-name="P6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6">1. </text:span><text:span text:style-name="T6">チームとしての目標</text:span></text:p>
          </draw:text-box>
        </draw:frame>
        <draw:frame presentation:style-name="pr8" draw:text-style-name="P12" draw:layer="layout" svg:width="25.199cm" svg:height="6.815cm" svg:x="1.5cm" svg:y="4.5cm" presentation:class="outline" presentation:user-transformed="true">
          <draw:text-box>
            <text:list text:style-name="L2">
              <text:list-item>
                <text:p text:style-name="P11"><text:span text:style-name="T4">シンプル設計を目指す</text:span></text:p>
                <text:p text:style-name="P11"><text:span text:style-name="T7"/></text:p>
                <text:p text:style-name="P11"><text:span text:style-name="T8">　他の班よりも人数が少ないため個々の担当部分が多くなります。</text:span></text:p>
                <text:p text:style-name="P11"><text:span text:style-name="T8">そのため、デザインや動きに凝りすぎず、現在の私たちの技術量にあったシンプルに設計を心掛けました。</text:span></text:p>
                <text:p text:style-name="P11"><text:span text:style-name="T8">これにより、最終的の起こるエラーを減らし、納期までに完成できることを目指しました。</text:span></text:p>
                <text:p text:style-name="P11"><text:span text:style-name="T8"/></text:p>
                <text:p text:style-name="P11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14" draw:layer="layout" svg:width="25.199cm" svg:height="2.63cm" svg:x="1.4cm" svg:y="0.627cm" presentation:class="title" presentation:user-transformed="true">
          <draw:text-box>
            <text:p text:style-name="P13"><text:span text:style-name="T9">2. </text:span><text:span text:style-name="T9">各個人の目標</text:span></text:p>
          </draw:text-box>
        </draw:frame>
        <draw:frame presentation:style-name="pr8" draw:text-style-name="P16" draw:layer="layout" svg:width="10cm" svg:height="6.815cm" svg:x="3cm" svg:y="4cm" presentation:class="outline" presentation:user-transformed="true">
          <draw:text-box>
            <text:p text:style-name="P15"><text:span text:style-name="T10">（１）一瀬 楓 </text:span></text:p>
            <text:p text:style-name="P15"><text:span text:style-name="T10">　目標：わかりやすくサポートをする</text:span></text:p>
            <text:p text:style-name="P15"><text:span text:style-name="T10">　役割：会員検索機能関連</text:span></text:p>
            <text:p text:style-name="P15"><text:span text:style-name="T10"/></text:p>
            <text:p text:style-name="P15"><text:span text:style-name="T10">（２）大坂 真也 </text:span></text:p>
            <text:p text:style-name="P15"><text:span text:style-name="T10">　目標：エラーのないシステムを作る</text:span></text:p>
            <text:p text:style-name="P15"><text:span text:style-name="T10">　役割：返却機能関連</text:span></text:p>
            <text:p text:style-name="P15"><text:span text:style-name="T10"/></text:p>
            <text:p text:style-name="P15"><text:span text:style-name="T10"/></text:p>
          </draw:text-box>
        </draw:frame>
        <draw:frame draw:style-name="gr3" draw:text-style-name="P18" draw:layer="layout" svg:width="11.769cm" svg:height="8cm" svg:x="14cm" svg:y="4cm">
          <draw:text-box>
            <text:p text:style-name="P17"><text:span text:style-name="T10">（３）清田 真由</text:span></text:p>
            <text:p text:style-name="P17"><text:span text:style-name="T10">　目標：完成納期に間に合うようにコードを書き終える</text:span></text:p>
            <text:p text:style-name="P17"><text:span text:style-name="T10">　役割：資料管理機能関連</text:span></text:p>
            <text:p text:style-name="P17"><text:span text:style-name="T10"/></text:p>
            <text:p text:style-name="P17"><text:span text:style-name="T10">（４）本間 瑠優</text:span></text:p>
            <text:p text:style-name="P17"><text:span text:style-name="T10">　目標：自分の担当部分をきちんと完成させる</text:span></text:p>
            <text:p text:style-name="P17"><text:span text:style-name="T10">　役割：貸出機能関連</text:span></text:p>
          </draw:text-box>
        </draw:frame>
        <draw:frame draw:style-name="gr4" draw:text-style-name="P20" draw:layer="layout" svg:width="12.792cm" svg:height="1.5cm" svg:x="7.5cm" svg:y="12cm">
          <draw:text-box>
            <text:p text:style-name="P19"><text:span text:style-name="T10">上記が各個人の目標になります。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21" draw:layer="layout" svg:width="25.199cm" svg:height="2.63cm" svg:x="1.4cm" svg:y="0.626cm" presentation:class="title" presentation:user-transformed="true">
          <draw:text-box>
            <text:p text:style-name="P21"><text:span text:style-name="T11">3. </text:span><text:span text:style-name="T11">作成物概要</text:span>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画面レイアウト図</text:p>
              </text:list-item>
              <text:list-item>
                <text:p>ER図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UD デジタル 教科書体 N-B" svg:font-family="'UD デジタル 教科書体 N-B'" style:font-family-generic="roman" style:font-pitch="variable"/>
    <style:font-face style:name="UD デジタル 教科書体 N-B1" svg:font-family="'UD デジタル 教科書体 N-B'" style:font-family-generic="roman" style:font-pitch="fixed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游明朝" style:font-family-asian="游明朝" style:font-family-generic-asian="roman" style:font-pitch-asian="variable" style:font-size-asian="12pt" style:language-asian="ja" style:country-asian="JP" style:font-name-complex="Arial" style:font-family-complex="Arial" style:font-pitch-complex="variable" style:font-size-complex="12pt" style:language-complex="hi" style:country-complex="IN"/>
    </style:style>
    <style:style style:name="フッター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ヘッダーとフッター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索引" style:family="graphic">
      <style:paragraph-properties style:text-autospace="none"/>
      <style:text-properties fo:language="zxx" fo:country="none" style:language-asian="zxx" style:country-asian="none" style:font-name-complex="Arial2" style:font-family-complex="Arial" style:font-family-generic-complex="swiss" style:language-complex="zxx" style:country-complex="none"/>
    </style:style>
    <style:style style:name="キャプション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箇条書き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本文" style:family="graphic">
      <style:paragraph-properties fo:margin-top="0cm" fo:margin-bottom="0.436cm" fo:line-height="115%" style:text-autospace="none"/>
    </style:style>
    <style:style style:name="見出し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游ゴシック" style:font-family-asian="游ゴシック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 fo:min-height="3.5cm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游明朝1" style:font-family-asian="游明朝" style:font-family-generic-asian="system" style:font-pitch-asian="variable" style:font-size-asian="33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2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6T16:18:51.892000000</meta:creation-date>
    <meta:editing-duration>PT2H51S</meta:editing-duration>
    <meta:editing-cycles>9</meta:editing-cycles>
    <meta:generator>LibreOffice/7.2.5.2$Windows_X86_64 LibreOffice_project/499f9727c189e6ef3471021d6132d4c694f357e5</meta:generator>
    <dc:title>Beehive</dc:title>
    <dc:date>2022-05-27T12:13:33.965000000</dc:date>
    <meta:document-statistic meta:object-count="159"/>
  </office:meta>
</office:document-meta>
</file>